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svg+xml" manifest:full-path="Pictures/1000148C00001C5500001C554347A01D.svg"/>
  <manifest:file-entry manifest:media-type="image/png" manifest:full-path="Pictures/10000201000000F6000000F626F61A1E.png"/>
  <manifest:file-entry manifest:media-type="image/svg+xml" manifest:full-path="Pictures/1000063600001C5500001C55111640BC.svg"/>
  <manifest:file-entry manifest:media-type="image/png" manifest:full-path="Pictures/10000201000000F6000000F61A51C2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47cm"/>
    </style:style>
    <style:style style:name="gr18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text-properties fo:font-family="Ubuntu" style:font-pitch="variable" fo:font-size="10pt" style:font-size-asian="10pt" style:font-size-complex="10pt"/>
    </style:style>
    <style:style style:name="P6" style:family="paragraph">
      <style:text-properties fo:font-family="Ubuntu" style:font-pitch="variable" fo:font-weight="bold" style:font-weight-asian="bold" style:font-weight-complex="bold"/>
    </style:style>
    <style:style style:name="P7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font-family="Ubuntu" style:font-pitch="variable" fo:font-weight="bold" style:font-weight-asian="bold" style:font-weight-complex="bold"/>
    </style:style>
    <style:style style:name="T5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g>
          <draw:rect draw:style-name="gr2" draw:text-style-name="P1" draw:layer="layout" svg:width="12.935cm" svg:height="13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3.7cm">
              <text:p/>
            </draw:line>
            <draw:line draw:style-name="gr5" draw:text-style-name="P1" draw:layer="layout" svg:x1="6.4cm" svg:y1="13.7cm" svg:x2="19.388cm" svg:y2="13.7cm">
              <text:p/>
            </draw:line>
            <draw:line draw:style-name="gr6" draw:text-style-name="P1" draw:layer="layout" svg:x1="6.449cm" svg:y1="13.7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headless</text:span><text:span text:style-name="T3"><text:line-break/></text:span><text:span text:style-name="T3"><text:line-break/></text:span><text:span text:style-name="T2">jbt_cypress :70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7cm">
          <text:p text:style-name="P1"><text:span text:style-name="T1">phpMyAdmin</text:span><text:span text:style-name="T1"><text:line-break/></text:span><text:span text:style-name="T1"><text:line-break/></text:span><text:span text:style-name="T2">jbt_mya <text:s text:c="2"/></text:span><text:span text:style-name="T2"><text:a xlink:href="http://localhost:7001/">:700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5cm" svg:x="19.8cm" svg:y="0cm">
          <text:p/>
        </draw:rect>
        <draw:rect draw:style-name="gr13" draw:text-style-name="P1" draw:layer="layout" svg:width="19.8cm" svg:height="0.2cm" svg:x="0.2cm" svg:y="14.8cm">
          <text:p/>
        </draw:rect>
        <draw:frame draw:style-name="gr14" draw:text-style-name="P4" draw:layer="layout" svg:width="5.6cm" svg:height="0.725cm" svg:x="14.06cm" svg:y="13.925cm">
          <draw:text-box>
            <text:p text:style-name="P3"><text:span text:style-name="T1">Joomla Branches Tester</text:span></text:p>
          </draw:text-box>
        </draw:frame>
        <draw:custom-shape draw:style-name="gr15" draw:text-style-name="P2" draw:layer="layout" svg:width="3cm" svg:height="2cm" svg:x="8.5cm" svg:y="3.7cm">
          <text:p text:style-name="P1"><text:span text:style-name="T1">Web Server</text:span><text:span text:style-name="T1"><text:line-break/></text:span><text:span text:style-name="T1"><text:line-break/></text:span><text:span text:style-name="T2">jbt_44 <text:s text:c="2"/></text:span><text:span text:style-name="T2"><text:a xlink:href="http://localhost:7044/">:704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5.95cm">
          <text:p text:style-name="P1"><text:span text:style-name="T1">Web Server</text:span><text:span text:style-name="T1"><text:line-break/></text:span><text:span text:style-name="T1"><text:line-break/></text:span><text:span text:style-name="T2">jbt_51 <text:s text:c="2"/></text:span><text:span text:style-name="T2"><text:a xlink:href="http://localhost:7051/">:705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10.45cm">
          <text:p text:style-name="P1"><text:span text:style-name="T1">Web Server</text:span><text:span text:style-name="T1"><text:line-break/></text:span><text:span text:style-name="T1"><text:line-break/></text:span><text:span text:style-name="T2">jbt_60 <text:s text:c="2"/></text:span><text:span text:style-name="T2"><text:a xlink:href="http://localhost:7060/">:7060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_52 <text:s text:c="2"/></text:span><text:span text:style-name="T2"><text:a xlink:href="http://localhost:7051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10.7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5" draw:layer="layout" svg:width="2.8cm" svg:height="0.72cm" svg:x="5.5cm" svg:y="12.048cm">
            <draw:text-box>
              <text:p><text:span text:style-name="T2">/branch_60</text:span></text:p>
            </draw:text-box>
          </draw:frame>
        </draw:g>
        <draw:g>
          <draw:frame draw:style-name="gr16" draw:text-style-name="P1" draw:layer="layout" svg:width="1.5cm" svg:height="1.5cm" svg:x="7.41cm" svg:y="1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5" draw:layer="layout" svg:width="2.8cm" svg:height="0.72cm" svg:x="7.31cm" svg:y="2.44cm">
            <draw:text-box>
              <text:p><text:span text:style-name="T2">create.sh</text:span></text:p>
            </draw:text-box>
          </draw:frame>
        </draw:g>
        <draw:g>
          <draw:frame draw:style-name="gr16" draw:text-style-name="P1" draw:layer="layout" svg:width="1.5cm" svg:height="1.5cm" svg:x="9.07cm" svg:y="1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5" draw:layer="layout" svg:width="2.8cm" svg:height="0.72cm" svg:x="8.97cm" svg:y="2.44cm">
            <draw:text-box>
              <text:p><text:span text:style-name="T2">test.sh</text:span></text:p>
            </draw:text-box>
          </draw:frame>
        </draw:g>
        <draw:custom-shape draw:style-name="gr8" draw:text-style-name="P2" draw:layer="layout" svg:width="3cm" svg:height="2cm" svg:x="15.8cm" svg:y="5.95cm">
          <text:p text:style-name="P1"><text:span text:style-name="T1">MySQL</text:span><text:span text:style-name="T1"><text:line-break/></text:span><text:span text:style-name="T1"><text:line-break/></text:span><text:span text:style-name="T2">jbt_my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cm" svg:height="2cm" svg:x="1.4cm" svg:y="8.2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0.41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5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6" draw:text-style-name="P1" draw:layer="layout" svg:width="1.5cm" svg:height="1.5cm" svg:x="13.89cm" svg:y="1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5" draw:layer="layout" svg:width="3.5cm" svg:height="1.047cm" svg:x="13.79cm" svg:y="2.44cm">
            <draw:text-box>
              <text:p><text:span text:style-name="T2">patchtester.sh</text:span></text:p>
            </draw:text-box>
          </draw:frame>
        </draw:g>
        <draw:g>
          <draw:g>
            <draw:frame draw:style-name="gr16" draw:text-style-name="P1" draw:layer="layout" svg:width="1.5cm" svg:height="1.5cm" svg:x="16.422cm" svg:y="1cm">
              <draw:image xlink:href="Pictures/10000201000000F6000000F626F61A1E.png" xlink:type="simple" xlink:show="embed" xlink:actuate="onLoad"/>
              <draw:image xlink:href="Pictures/1000148C00001C5500001C554347A01D.svg" xlink:type="simple" xlink:show="embed" xlink:actuate="onLoad">
                <text:p/>
              </draw:image>
            </draw:frame>
            <draw:frame draw:style-name="gr19" draw:text-style-name="P5" draw:layer="layout" svg:width="3.5cm" svg:height="1.047cm" svg:x="16.322cm" svg:y="2.44cm">
              <draw:text-box>
                <text:p><text:span text:style-name="T2">patchtester.cy.js</text:span></text:p>
              </draw:text-box>
            </draw:frame>
          </draw:g>
          <draw:rect draw:style-name="gr20" draw:text-style-name="P1" draw:layer="layout" svg:width="0.846cm" svg:height="1.042cm" svg:x="16.776cm" svg:y="1.365cm">
            <text:p/>
          </draw:rect>
          <draw:frame draw:style-name="gr16" draw:text-style-name="P1" draw:layer="layout" svg:width="0.72cm" svg:height="0.72cm" svg:x="16.802cm" svg:y="1.487cm">
            <draw:image xlink:href="Pictures/10000201000003C4000003C38E19FFE6.png" xlink:type="simple" xlink:show="embed" xlink:actuate="onLoad">
              <text:p/>
            </draw:image>
          </draw:frame>
        </draw:g>
        <draw:g>
          <draw:frame draw:style-name="gr16" draw:text-style-name="P1" draw:layer="layout" svg:width="1.5cm" svg:height="1.5cm" svg:x="10.672cm" svg:y="1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5" draw:layer="layout" svg:width="2.8cm" svg:height="0.72cm" svg:x="10.572cm" svg:y="2.44cm">
            <draw:text-box>
              <text:p><text:span text:style-name="T2">pull.sh</text:span></text:p>
            </draw:text-box>
          </draw:frame>
        </draw:g>
        <draw:g>
          <draw:frame draw:style-name="gr16" draw:text-style-name="P1" draw:layer="layout" svg:width="1.5cm" svg:height="1.5cm" svg:x="12.283cm" svg:y="1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5" draw:layer="layout" svg:width="2.8cm" svg:height="0.72cm" svg:x="12.183cm" svg:y="2.44cm">
            <draw:text-box>
              <text:p><text:span text:style-name="T2">pg.sh</text:span></text:p>
            </draw:text-box>
          </draw:frame>
        </draw:g>
        <draw:frame draw:style-name="gr21" draw:text-style-name="P4" draw:layer="layout" svg:width="4.704cm" svg:height="1.08cm" svg:x="4.1cm" svg:y="12.76cm">
          <draw:text-box>
            <text:p text:style-name="P3"><text:span text:style-name="T1">host.docker.internal </text:span></text:p>
          </draw:text-box>
        </draw:frame>
        <draw:frame draw:style-name="gr21" draw:text-style-name="P6" draw:layer="layout" svg:width="1.4cm" svg:height="1.08cm" svg:x="18.1cm" svg:y="1.18cm">
          <draw:text-box>
            <text:p><text:span text:style-name="T4">...</text:span></text:p>
          </draw:text-box>
        </draw:frame>
        <draw:g>
          <draw:frame draw:style-name="gr16" draw:text-style-name="P1" draw:layer="layout" svg:width="1.5cm" svg:height="1.5cm" svg:x="5.804cm" svg:y="8.4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5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g>
          <draw:frame draw:style-name="gr16" draw:text-style-name="P1" draw:layer="layout" svg:width="1.5cm" svg:height="1.5cm" svg:x="5.804cm" svg:y="6.2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5" draw:layer="layout" svg:width="2.8cm" svg:height="0.72cm" svg:x="5.5cm" svg:y="7.548cm">
            <draw:text-box>
              <text:p><text:span text:style-name="T2">/branch_51</text:span></text:p>
            </draw:text-box>
          </draw:frame>
        </draw:g>
        <draw:g>
          <draw:frame draw:style-name="gr16" draw:text-style-name="P1" draw:layer="layout" svg:width="1.5cm" svg:height="1.5cm" svg:x="5.804cm" svg:y="3.9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5" draw:layer="layout" svg:width="2.8cm" svg:height="0.72cm" svg:x="5.5cm" svg:y="5.298cm">
            <draw:text-box>
              <text:p><text:span text:style-name="T2">/branch_44</text:span></text:p>
            </draw:text-box>
          </draw:frame>
        </draw:g>
        <draw:frame draw:style-name="gr22" draw:text-style-name="P7" draw:layer="layout" svg:width="4.28cm" svg:height="1.24cm" svg:x="14.818cm" svg:y="12.548cm">
          <draw:text-box>
            <text:p text:style-name="P3"><text:span text:style-name="T5">Docker</text:span></text:p>
          </draw:text-box>
        </draw:frame>
        <draw:custom-shape draw:style-name="gr7" draw:text-style-name="P2" draw:layer="layout" svg:width="3cm" svg:height="2cm" svg:x="1.401cm" svg:y="5.501cm">
          <text:p text:style-name="P1"><text:span text:style-name="T1">Cypress</text:span><text:span text:style-name="T1"><text:line-break/></text:span><text:span text:style-name="T2">G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01cm" svg:y="9.401cm">
          <text:p text:style-name="P1"><text:span text:style-name="T1">pgAdmin</text:span><text:span text:style-name="T1"><text:line-break/></text:span><text:span text:style-name="T1"><text:line-break/></text:span><text:span text:style-name="T2">jbt_pga <text:s text:c="2"/></text:span><text:span text:style-name="T2"><text:a xlink:href="http://localhost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10.45cm">
          <text:p text:style-name="P1"><text:span text:style-name="T1">PostgreSQL</text:span><text:span text:style-name="T1"><text:line-break/></text:span><text:span text:style-name="T1"><text:line-break/></text:span><text:span text:style-name="T2">jbt_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MariaDB</text:span><text:span text:style-name="T1"><text:line-break/></text:span><text:span text:style-name="T1"><text:line-break/></text:span><text:span text:style-name="T2">jbt_m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65"/>
  </office:meta>
</office:document-meta>
</file>